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22000001714DEA61B0.png" manifest:media-type="image/png"/>
  <manifest:file-entry manifest:full-path="Pictures/100000010000067D0000014638A08E6E.png" manifest:media-type="image/png"/>
  <manifest:file-entry manifest:full-path="Pictures/10000001000007FD00000116638E92AC.png" manifest:media-type="image/png"/>
  <manifest:file-entry manifest:full-path="Pictures/100000010000071100000185ED03CD62.png" manifest:media-type="image/png"/>
  <manifest:file-entry manifest:full-path="Pictures/1000000100000481000001414C5B95CA.png" manifest:media-type="image/png"/>
  <manifest:file-entry manifest:full-path="Pictures/100000010000062A00000117767C2E01.png" manifest:media-type="image/png"/>
  <manifest:file-entry manifest:full-path="Pictures/10000001000005CE000001085EC50E02.png" manifest:media-type="image/png"/>
  <manifest:file-entry manifest:full-path="Pictures/10000001000003DA00000176C3BCAD24.png" manifest:media-type="image/png"/>
  <manifest:file-entry manifest:full-path="Pictures/10000001000003E50000016E5E7B9B35.png" manifest:media-type="image/png"/>
  <manifest:file-entry manifest:full-path="Pictures/100000010000039900000181290C0A28.png" manifest:media-type="image/png"/>
  <manifest:file-entry manifest:full-path="Pictures/10000001000003AC0000019133EE6EEE.png" manifest:media-type="image/png"/>
  <manifest:file-entry manifest:full-path="Pictures/10000001000003A30000019E46C76BA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c811" officeooo:paragraph-rsid="0017c811"/>
    </style:style>
    <style:style style:name="P2" style:family="paragraph" style:parent-style-name="Standard">
      <style:paragraph-properties fo:break-before="page"/>
      <style:text-properties officeooo:rsid="0017c811" officeooo:paragraph-rsid="0017c8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3" text:anchor-type="char" svg:x="0.056cm" svg:y="8.079cm" svg:width="17cm" svg:height="3.655cm" draw:z-index="2"><draw:image xlink:href="Pictures/100000010000071100000185ED03CD62.png" xlink:type="simple" xlink:show="embed" xlink:actuate="onLoad" draw:mime-type="image/png"/></draw:frame><draw:frame draw:style-name="fr1" draw:name="Imagen2" text:anchor-type="char" svg:x="0cm" svg:y="5.486cm" svg:width="17cm" svg:height="2.316cm" draw:z-index="1"><draw:image xlink:href="Pictures/10000001000007FD00000116638E92AC.png" xlink:type="simple" xlink:show="embed" xlink:actuate="onLoad" draw:mime-type="image/png"/></draw:frame><draw:frame draw:style-name="fr1" draw:name="Imagen1" text:anchor-type="char" svg:x="0.113cm" svg:y="0.661cm" svg:width="17cm" svg:height="4.731cm" draw:z-index="0"><draw:image xlink:href="Pictures/1000000100000481000001414C5B95CA.png" xlink:type="simple" xlink:show="embed" xlink:actuate="onLoad" draw:mime-type="image/png"/></draw:frame>Introducción</text:p>
      <text:p text:style-name="P1"><draw:frame draw:style-name="fr1" draw:name="Imagen4" text:anchor-type="char" svg:x="-0.018cm" svg:y="11.396cm" svg:width="17cm" svg:height="3.004cm" draw:z-index="3"><draw:image xlink:href="Pictures/100000010000062A00000117767C2E01.png" xlink:type="simple" xlink:show="embed" xlink:actuate="onLoad" draw:mime-type="image/png"/></draw:frame><draw:frame draw:style-name="fr1" draw:name="Imagen5" text:anchor-type="char" svg:x="-0.016cm" svg:y="14.513cm" svg:width="17cm" svg:height="3.336cm" draw:z-index="4"><draw:image xlink:href="Pictures/100000010000067D0000014638A08E6E.png" xlink:type="simple" xlink:show="embed" xlink:actuate="onLoad" draw:mime-type="image/png"/></draw:frame></text:p>
      <text:p text:style-name="P1"><draw:frame draw:style-name="fr1" draw:name="Imagen6" text:anchor-type="char" svg:x="-0.037cm" svg:y="1.041cm" svg:width="17cm" svg:height="3.02cm" draw:z-index="5"><draw:image xlink:href="Pictures/10000001000005CE000001085EC50E02.png" xlink:type="simple" xlink:show="embed" xlink:actuate="onLoad" draw:mime-type="image/png"/></draw:frame>Where To</text:p>
      <text:p text:style-name="P2"><draw:frame draw:style-name="fr1" draw:name="Imagen11" text:anchor-type="char" svg:x="-0.113cm" svg:y="20.53cm" svg:width="11.469cm" svg:height="4.35cm" draw:z-index="10"><draw:image xlink:href="Pictures/10000001000003DA00000176C3BCAD24.png" xlink:type="simple" xlink:show="embed" xlink:actuate="onLoad" draw:mime-type="image/png"/></draw:frame><draw:frame draw:style-name="fr1" draw:name="Imagen10" text:anchor-type="char" svg:x="0.065cm" svg:y="15.995cm" svg:width="11.964cm" svg:height="4.173cm" draw:z-index="9"><draw:image xlink:href="Pictures/1000000100000422000001714DEA61B0.png" xlink:type="simple" xlink:show="embed" xlink:actuate="onLoad" draw:mime-type="image/png"/></draw:frame><draw:frame draw:style-name="fr1" draw:name="Imagen9" text:anchor-type="char" svg:x="0.141cm" svg:y="11.245cm" svg:width="12.412cm" svg:height="4.556cm" draw:z-index="8"><draw:image xlink:href="Pictures/10000001000003E50000016E5E7B9B35.png" xlink:type="simple" xlink:show="embed" xlink:actuate="onLoad" draw:mime-type="image/png"/></draw:frame><draw:frame draw:style-name="fr1" draw:name="Imagen8" text:anchor-type="char" svg:x="0.127cm" svg:y="5.796cm" svg:width="12.584cm" svg:height="5.26cm" draw:z-index="7"><draw:image xlink:href="Pictures/100000010000039900000181290C0A28.png" xlink:type="simple" xlink:show="embed" xlink:actuate="onLoad" draw:mime-type="image/png"/></draw:frame><draw:frame draw:style-name="fr1" draw:name="Imagen7" text:anchor-type="char" svg:x="0.122cm" svg:y="0cm" svg:width="12.829cm" svg:height="5.472cm" draw:z-index="6"><draw:image xlink:href="Pictures/10000001000003AC0000019133EE6EEE.png" xlink:type="simple" xlink:show="embed" xlink:actuate="onLoad" draw:mime-type="image/png"/></draw:frame></text:p>
      <text:p text:style-name="P2"><draw:frame draw:style-name="fr2" draw:name="Imagen12" text:anchor-type="char" svg:width="13.94cm" svg:height="6.198cm" draw:z-index="11"><draw:image xlink:href="Pictures/10000001000003A30000019E46C76BA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11:27:25.510241200</meta:creation-date>
    <dc:date>2025-09-12T12:14:46.050175500</dc:date>
    <meta:editing-duration>PT27M26S</meta:editing-duration>
    <meta:editing-cycles>3</meta:editing-cycles>
    <meta:generator>LibreOffice/25.8.1.1$Windows_X86_64 LibreOffice_project/54047653041915e595ad4e45cccea684809c77b5</meta:generator>
    <meta:document-statistic meta:table-count="0" meta:image-count="12" meta:object-count="0" meta:page-count="3" meta:paragraph-count="2" meta:word-count="3" meta:character-count="20" meta:non-whitespace-character-count="19"/>
  </office:meta>
</office:document-meta>
</file>